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8b9" officeooo:paragraph-rsid="001c98b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98b9" officeooo:paragraph-rsid="001c98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98b9" officeooo:paragraph-rsid="001c98b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fcae" officeooo:paragraph-rsid="001d50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a212" officeooo:paragraph-rsid="001ea212" style:font-weight-asian="bold" style:font-weight-complex="bold"/>
    </style:style>
    <style:style style:name="P6" style:family="paragraph" style:parent-style-name="Standard">
      <style:text-properties officeooo:rsid="000afcae" officeooo:paragraph-rsid="001d501a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800000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vertical-align="middle" draw:auto-grow-height="false" fo:min-height="0.889in" fo:min-width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vertical-align="middle" draw:auto-grow-height="false" fo:min-height="0.2972in" fo:min-width="0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2">Project 3</text:p>
      <text:p text:style-name="P3"><text:span text:style-name="T1"/></text:p>
      <text:p text:style-name="P5"><text:span text:style-name="T1">From homework 6, I will include the code section and the resulting graph for ease of use for creating the paths through the graph. With these, we will create paths to achieve statement , branch, and path coverage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int chk_forward(const char* new_pass, int newlen, int new_index,</text:p>
      <text:p text:style-name="P6"><text:tab/><text:tab/>const char* old_pass, int oldlen, int old_index)</text:p>
      <text:p text:style-name="P6">{</text:p>
      <text:p text:style-name="P6"><draw:custom-shape text:anchor-type="paragraph" draw:z-index="0" draw:style-name="gr1" draw:text-style-name="P7" svg:width="0.4276in" svg:height="0.9378in" svg:x="-0.0118in" svg:y="0.0339in"><text:p/><draw:enhanced-geometry svg:viewBox="0 0 21600 21600" draw:glue-points="21600 0 0 10800 21600 21600" draw:text-areas="13800 ?f9 21600 ?f10" draw:type="left-brace" draw:modifiers="1800 11282.361847085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int i;</text:p>
      <text:p text:style-name="P6"><text:tab/>int same = FALSE;</text:p>
      <text:p text:style-name="P6"><draw:frame text:anchor-type="paragraph" draw:z-index="1" draw:style-name="gr2" draw:text-style-name="P9" svg:width="0.3024in" svg:height="0.3232in" svg:x="-0.3138in" svg:y="0.0154in"><draw:text-box><text:p text:style-name="P8"><text:span text:style-name="T2">A</text:span></text:p></draw:text-box></draw:frame><text:tab/>int count = 1;</text:p>
      <text:p text:style-name="P6"><text:tab/>const int substrlen = 5;</text:p>
      <text:p text:style-name="P6"><text:tab/>new_index++; old_index++;</text:p>
      <text:p text:style-name="P6"/>
      <text:p text:style-name="P6"><draw:frame text:anchor-type="paragraph" draw:z-index="2" draw:style-name="gr2" draw:text-style-name="P10" svg:width="0.3858in" svg:height="0.3232in" svg:x="0.061in" svg:y="0.0193in"><draw:text-box><text:p text:style-name="P8"><text:span text:style-name="T2">B</text:span></text:p></draw:text-box></draw:frame><text:tab/>for(i = 1; i &lt; substrlen; i++) {</text:p>
      <text:p text:style-name="P6"/>
      <text:p text:style-name="P6"><draw:frame text:anchor-type="paragraph" draw:z-index="3" draw:style-name="gr3" draw:text-style-name="P10" svg:width="0.4898in" svg:height="0.2713in" svg:x="0.4465in" svg:y="0.011in"><draw:text-box><text:p text:style-name="P8"><text:span text:style-name="T2">C</text:span></text:p></draw:text-box></draw:frame><draw:frame text:anchor-type="paragraph" draw:z-index="4" draw:style-name="gr3" draw:text-style-name="P10" svg:width="0.4898in" svg:height="0.2713in" svg:x="0.4465in" svg:y="0.011in"><draw:text-box><text:p text:style-name="P8"><text:span text:style-name="T2">C</text:span></text:p></draw:text-box></draw:frame><text:tab/><text:tab/>if((isalpha(new_pass[new_index])) &amp;&amp;</text:p>
      <text:p text:style-name="P6"><text:tab/><text:tab/>(isalpha(old_pass[old_index]))) {</text:p>
      <text:p text:style-name="P6"><draw:frame text:anchor-type="paragraph" draw:z-index="5" draw:style-name="gr3" draw:text-style-name="P10" svg:width="0.4898in" svg:height="0.2713in" svg:x="0.6654in" svg:y="0.011in"><draw:text-box><text:p text:style-name="P8"><text:span text:style-name="T2">D</text:span></text:p></draw:text-box></draw:frame><text:tab/><text:tab/><text:tab/>if(lettercmp(new_pass, new_index, old_pass,</text:p>
      <text:p text:style-name="P6"><text:tab/><text:tab/><text:tab/>old_index)) {</text:p>
      <text:p text:style-name="P6"><draw:frame text:anchor-type="paragraph" draw:z-index="6" draw:style-name="gr3" draw:text-style-name="P10" svg:width="0.4898in" svg:height="0.2713in" svg:x="0.9256in" svg:y="0.0134in"><draw:text-box><text:p text:style-name="P8"><text:span text:style-name="T2">E</text:span></text:p></draw:text-box></draw:frame><text:tab/><text:tab/><text:tab/><text:tab/>count++;</text:p>
      <text:p text:style-name="P6"><text:tab/><text:tab/><text:tab/>} else {</text:p>
      <text:p text:style-name="P6"><draw:frame text:anchor-type="paragraph" draw:z-index="7" draw:style-name="gr3" draw:text-style-name="P10" svg:width="0.4898in" svg:height="0.2713in" svg:x="0.9256in" svg:y="0.0028in"><draw:text-box><text:p text:style-name="P8"><text:span text:style-name="T2">F</text:span></text:p></draw:text-box></draw:frame><text:tab/><text:tab/><text:tab/><text:tab/>count = 1;</text:p>
      <text:p text:style-name="P6"><text:tab/><text:tab/><text:tab/>}</text:p>
      <text:p text:style-name="P6"><text:tab/><text:tab/>} else {</text:p>
      <text:p text:style-name="P6"/>
      <text:p text:style-name="P6"><draw:frame text:anchor-type="paragraph" draw:z-index="8" draw:style-name="gr2" draw:text-style-name="P9" svg:width="0.3024in" svg:height="0.3232in" svg:x="0.7173in" svg:y="0.0047in"><draw:text-box><text:p text:style-name="P8"><text:span text:style-name="T2">G</text:span></text:p></draw:text-box></draw:frame><text:tab/><text:tab/><text:tab/>if(!strncmp(&amp;new_pass[new_index],</text:p>
      <text:p text:style-name="P6"><text:tab/><text:tab/><text:tab/>&amp;old_pass[old_index], sizeof(char))) {</text:p>
      <text:p text:style-name="P6"><draw:frame text:anchor-type="paragraph" draw:z-index="9" draw:style-name="gr2" draw:text-style-name="P9" svg:width="0.3024in" svg:height="0.3232in" svg:x="1.0402in" svg:y="0.0173in"><draw:text-box><text:p text:style-name="P8"><text:span text:style-name="T2">H</text:span></text:p></draw:text-box></draw:frame><text:tab/><text:tab/><text:tab/><text:tab/>count++;</text:p>
      <text:p text:style-name="P6"><text:tab/><text:tab/><text:tab/>} else {</text:p>
      <text:p text:style-name="P6"><draw:frame text:anchor-type="paragraph" draw:z-index="10" draw:style-name="gr2" draw:text-style-name="P9" svg:width="0.3024in" svg:height="0.3232in" svg:x="1.0508in" svg:y="0.0173in"><draw:text-box><text:p text:style-name="P8"><text:span text:style-name="T2">I</text:span></text:p></draw:text-box></draw:frame><text:tab/><text:tab/><text:tab/><text:tab/>count = 1;</text:p>
      <text:p text:style-name="P6"><text:tab/><text:tab/><text:tab/>}</text:p>
      <text:p text:style-name="P6"><text:tab/><text:tab/>}</text:p>
      <text:p text:style-name="P6"><draw:frame text:anchor-type="paragraph" draw:z-index="11" draw:style-name="gr2" draw:text-style-name="P9" svg:width="0.3024in" svg:height="0.3232in" svg:x="0.4673in" svg:y="0.128in"><draw:text-box><text:p text:style-name="P8"><text:span text:style-name="T2">J</text:span></text:p></draw:text-box></draw:frame><draw:custom-shape text:anchor-type="paragraph" draw:z-index="12" draw:style-name="gr4" draw:text-style-name="P7" svg:width="0.198in" svg:height="0.313in" svg:x="0.7693in" svg:y="0.0445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old_index = (old_index + 1) % oldlen;</text:p>
      <text:p text:style-name="P6"><text:tab/><text:tab/>new_index = (new_index + 1) % newlen;</text:p>
      <text:p text:style-name="P6"><text:tab/>}</text:p>
      <text:p text:style-name="P6"/>
      <text:p text:style-name="P6"><draw:frame text:anchor-type="paragraph" draw:z-index="13" draw:style-name="gr2" draw:text-style-name="P9" svg:width="0.3024in" svg:height="0.3232in" svg:x="0.1445in" svg:y="0.011in"><draw:text-box><text:p text:style-name="P8"><text:span text:style-name="T2">K</text:span></text:p></draw:text-box></draw:frame><text:tab/>if(count &gt;= 5) {</text:p>
      <text:p text:style-name="P6"><draw:frame text:anchor-type="paragraph" draw:z-index="14" draw:style-name="gr2" draw:text-style-name="P9" svg:width="0.3024in" svg:height="0.3232in" svg:x="0.3839in" svg:y="0.011in"><draw:text-box><text:p text:style-name="P8"><text:span text:style-name="T2">L</text:span></text:p></draw:text-box></draw:frame><text:tab/><text:tab/>same = TRUE;</text:p>
      <text:p text:style-name="P6"><text:tab/>}</text:p>
      <text:p text:style-name="P6"><text:tab/></text:p>
      <text:p text:style-name="P6"><draw:frame text:anchor-type="paragraph" draw:z-index="15" draw:style-name="gr2" draw:text-style-name="P9" svg:width="0.3024in" svg:height="0.3232in" svg:x="0.1339in" svg:y="0.0319in"><draw:text-box><text:p text:style-name="P8"><text:span text:style-name="T2">M</text:span></text:p></draw:text-box></draw:frame><text:tab/>return same;</text:p>
      <text:p text:style-name="P4"><text:span text:style-name="T1">}</text:span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2:44:36.365778232</meta:creation-date>
    <dc:date>2015-11-16T14:18:06.580143820</dc:date>
    <meta:editing-duration>PT45M44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2" meta:paragraph-count="38" meta:word-count="143" meta:character-count="919" meta:non-whitespace-character-count="746"/>
  </office:meta>
</office:document-meta>
</file>